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023cm" fo:margin-right="0cm" fo:text-align="center" style:justify-single-word="false" fo:text-indent="0cm" style:auto-text-indent="false" style:page-number="auto"/>
      <style:text-properties fo:font-size="16pt" style:font-size-asian="16pt" style:font-size-complex="16pt"/>
    </style:style>
    <style:style style:name="P2" style:family="paragraph" style:parent-style-name="Standard">
      <style:paragraph-properties fo:margin-left="-0.023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-0.023cm" fo:margin-right="0cm" fo:text-align="start" style:justify-single-word="false" fo:text-indent="0cm" style:auto-text-indent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 SIAMO</text:p>
      <text:p text:style-name="P2"/>
      <text:p text:style-name="P2">Siamo Sara e Fabio, nati e cresciuti a Genova, città dove ci siamo anche incontrati nel 2005.</text:p>
      <text:p text:style-name="P2">Nel 2012 abbiamo deciso di <text:s/>trasferirci in campagna perchèp la città la sentivamo stretta in tanti modi e per vivere a contatto con la natura seguendone ritmi e cicli.</text:p>
      <text:p text:style-name="P2">Da quel momento tutto <text:s/>e' stato un percorso graduale fatto di ricerca, tentativi, studio, sperimentazione, un filo che oggi ci ha portati qui.</text:p>
      <text:p text:style-name="P2">Per un po' di anni abbiamo abitato una casa in paese con un piccolo terreno che è stato il nostro primo laboratorio <text:s/>continuo. </text:p>
      <text:p text:style-name="P2">Primi orti, primo pollaio, <text:s/>prima stalletta e contemporaneamente primi esperimenti di autoproduzione, tutto è cominciato li.</text:p>
      <text:p text:style-name="P2">In quel luogo ci siamo emozionati, stupiti e appassionati scoprendo e sperimentando quante cose potevamo fare</text:p>
      <text:p text:style-name="P2">Durante quegli anni abbiamo studiato tanto, viaggiato tanto, partecipato a workshop, seminari, laboratori e incontri.</text:p>
      <text:p text:style-name="P2">Poi arrivò il desiderio di trovare um posto dove vivere appieno quello che sentivamo essere per noi una <text:s/>necessità, e così è stato l'inizio della ricerca di una cascina in Appennino.</text:p>
      <text:p text:style-name="P2">Cascina il Cucco ci ha trovati nel 2018 e in quell'autunno è iniziata per noi una grande avventura.</text:p>
      <text:p text:style-name="P2">Una ristrutturazione importante, orti, frutteti, stalle, pollai e aviamento di una piccola azienda agricola.</text:p>
      <text:p text:style-name="P2">Oggi sono 5 anni che viviamo qui,dove ogni giorno impariamo qualcosa di nuovo, dove in ogni istamte questo luogo ci mofìdifica un po' e noi modifichiamo un po' lui.</text:p>
      <text:p text:style-name="P2"/>
      <text:p text:style-name="P2">“questa stada ha un anima?.....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o Ferrari</meta:initial-creator>
    <meta:creation-date>2023-12-29T20:02:38.63</meta:creation-date>
    <dc:date>2024-01-10T07:40:17.36</dc:date>
    <dc:creator>Fabio Ferrari</dc:creator>
    <meta:editing-duration>PT1H10M32S</meta:editing-duration>
    <meta:editing-cycles>7</meta:editing-cycles>
    <meta:generator>OpenOffice/4.1.3$Win32 OpenOffice.org_project/413m1$Build-9783</meta:generator>
    <meta:document-statistic meta:table-count="0" meta:image-count="0" meta:object-count="0" meta:page-count="1" meta:paragraph-count="13" meta:word-count="239" meta:character-count="1473"/>
  </office:meta>
</office:document-meta>
</file>